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3c119" officeooo:paragraph-rsid="0013c119"/>
    </style:style>
    <style:style style:name="P2" style:family="paragraph" style:parent-style-name="Standard">
      <style:text-properties fo:font-size="12pt" officeooo:rsid="0013c119" officeooo:paragraph-rsid="0015df4f"/>
    </style:style>
    <style:style style:name="P3" style:family="paragraph" style:parent-style-name="Standard">
      <style:text-properties fo:font-size="12pt" officeooo:rsid="0013c119" officeooo:paragraph-rsid="006bb827"/>
    </style:style>
    <style:style style:name="P4" style:family="paragraph" style:parent-style-name="Standard">
      <style:text-properties fo:font-size="12pt" officeooo:rsid="0013c119" officeooo:paragraph-rsid="007bbb33"/>
    </style:style>
    <style:style style:name="P5" style:family="paragraph" style:parent-style-name="Standard">
      <style:text-properties fo:font-size="12pt" officeooo:rsid="0013c119" officeooo:paragraph-rsid="008018ba"/>
    </style:style>
    <style:style style:name="P6" style:family="paragraph" style:parent-style-name="Standard">
      <style:text-properties fo:font-size="12pt" officeooo:rsid="0013c119" officeooo:paragraph-rsid="00818d69"/>
    </style:style>
    <style:style style:name="P7" style:family="paragraph" style:parent-style-name="Standard">
      <style:text-properties fo:font-size="12pt" officeooo:rsid="0036df2e" officeooo:paragraph-rsid="0036df2e"/>
    </style:style>
    <style:style style:name="P8" style:family="paragraph" style:parent-style-name="Standard">
      <style:text-properties fo:font-size="12pt" officeooo:rsid="0015df4f" officeooo:paragraph-rsid="0015df4f"/>
    </style:style>
    <style:style style:name="P9" style:family="paragraph" style:parent-style-name="Standard">
      <style:text-properties fo:font-size="12pt" officeooo:rsid="0015df4f" officeooo:paragraph-rsid="0025215b"/>
    </style:style>
    <style:style style:name="P10" style:family="paragraph" style:parent-style-name="Standard">
      <style:text-properties fo:font-size="12pt" officeooo:rsid="001b89b0" officeooo:paragraph-rsid="007ddc60"/>
    </style:style>
    <style:style style:name="P11" style:family="paragraph" style:parent-style-name="Standard">
      <style:text-properties fo:font-size="12pt" officeooo:rsid="0025215b" officeooo:paragraph-rsid="0025215b"/>
    </style:style>
    <style:style style:name="P12" style:family="paragraph" style:parent-style-name="Standard">
      <style:text-properties fo:font-size="12pt" officeooo:rsid="0025215b" officeooo:paragraph-rsid="007ddc60"/>
    </style:style>
    <style:style style:name="P13" style:family="paragraph" style:parent-style-name="Standard">
      <style:text-properties fo:font-size="12pt" officeooo:rsid="0031fd7c" officeooo:paragraph-rsid="0026620d"/>
    </style:style>
    <style:style style:name="P14" style:family="paragraph" style:parent-style-name="Standard">
      <style:text-properties fo:font-size="12pt" officeooo:rsid="005e7494" officeooo:paragraph-rsid="005e7494"/>
    </style:style>
    <style:style style:name="P15" style:family="paragraph" style:parent-style-name="Standard">
      <style:text-properties fo:font-size="12pt" officeooo:rsid="005e7494" officeooo:paragraph-rsid="007f12bd"/>
    </style:style>
    <style:style style:name="P16" style:family="paragraph" style:parent-style-name="Standard">
      <style:text-properties fo:font-size="12pt" officeooo:rsid="003beb56" officeooo:paragraph-rsid="003beb56"/>
    </style:style>
    <style:style style:name="P17" style:family="paragraph" style:parent-style-name="Standard">
      <style:text-properties fo:font-size="12pt" officeooo:rsid="0026620d" officeooo:paragraph-rsid="0026620d"/>
    </style:style>
    <style:style style:name="P18" style:family="paragraph" style:parent-style-name="Standard">
      <style:text-properties fo:font-size="12pt" officeooo:rsid="0026620d" officeooo:paragraph-rsid="007f12bd"/>
    </style:style>
    <style:style style:name="P19" style:family="paragraph" style:parent-style-name="Standard">
      <style:text-properties fo:font-size="12pt" officeooo:rsid="0033a83f" officeooo:paragraph-rsid="0033a83f"/>
    </style:style>
    <style:style style:name="P20" style:family="paragraph" style:parent-style-name="Standard">
      <style:text-properties fo:font-size="12pt" officeooo:rsid="0033a83f" officeooo:paragraph-rsid="007f12bd"/>
    </style:style>
    <style:style style:name="P21" style:family="paragraph" style:parent-style-name="Standard">
      <style:text-properties fo:font-size="12pt" officeooo:rsid="003ba0d8" officeooo:paragraph-rsid="003ba0d8"/>
    </style:style>
    <style:style style:name="P22" style:family="paragraph" style:parent-style-name="Standard">
      <style:text-properties fo:font-size="12pt" officeooo:rsid="003ba0d8" officeooo:paragraph-rsid="007f12bd"/>
    </style:style>
    <style:style style:name="P23" style:family="paragraph" style:parent-style-name="Standard">
      <style:text-properties fo:font-size="12pt" officeooo:rsid="003e57e0" officeooo:paragraph-rsid="006f9058"/>
    </style:style>
    <style:style style:name="P24" style:family="paragraph" style:parent-style-name="Standard">
      <style:text-properties fo:font-size="12pt" officeooo:rsid="003e57e0" officeooo:paragraph-rsid="007ddc60"/>
    </style:style>
    <style:style style:name="P25" style:family="paragraph" style:parent-style-name="Standard">
      <style:text-properties fo:font-size="12pt" officeooo:rsid="003e57e0" officeooo:paragraph-rsid="00818d69"/>
    </style:style>
    <style:style style:name="P26" style:family="paragraph" style:parent-style-name="Standard">
      <style:text-properties fo:font-size="12pt" officeooo:rsid="00564276" officeooo:paragraph-rsid="0063f0b2"/>
    </style:style>
    <style:style style:name="P27" style:family="paragraph" style:parent-style-name="Standard">
      <style:text-properties fo:font-size="12pt" officeooo:rsid="00564276" officeooo:paragraph-rsid="008018ba"/>
    </style:style>
    <style:style style:name="P28" style:family="paragraph" style:parent-style-name="Standard">
      <style:text-properties fo:font-size="12pt" officeooo:rsid="004ce0a4" officeooo:paragraph-rsid="004ce0a4"/>
    </style:style>
    <style:style style:name="P29" style:family="paragraph" style:parent-style-name="Standard">
      <style:text-properties fo:font-size="12pt" officeooo:rsid="004ce0a4" officeooo:paragraph-rsid="0050e61b"/>
    </style:style>
    <style:style style:name="P30" style:family="paragraph" style:parent-style-name="Standard">
      <style:text-properties fo:font-size="12pt" officeooo:rsid="004ce0a4" officeooo:paragraph-rsid="00818d69"/>
    </style:style>
    <style:style style:name="P31" style:family="paragraph" style:parent-style-name="Standard">
      <style:text-properties fo:font-size="12pt" officeooo:rsid="004ce0a4" officeooo:paragraph-rsid="00828e10"/>
    </style:style>
    <style:style style:name="P32" style:family="paragraph" style:parent-style-name="Standard">
      <style:text-properties fo:font-size="12pt" officeooo:rsid="004ce0a4" officeooo:paragraph-rsid="00838675"/>
    </style:style>
    <style:style style:name="P33" style:family="paragraph" style:parent-style-name="Standard">
      <style:text-properties fo:font-size="12pt" officeooo:rsid="0018c399" officeooo:paragraph-rsid="0050e61b"/>
    </style:style>
    <style:style style:name="P34" style:family="paragraph" style:parent-style-name="Standard">
      <style:text-properties fo:font-size="12pt" officeooo:rsid="0018c399" officeooo:paragraph-rsid="0018c399"/>
    </style:style>
    <style:style style:name="P35" style:family="paragraph" style:parent-style-name="Standard">
      <style:text-properties fo:font-size="12pt" officeooo:rsid="0018c399" officeooo:paragraph-rsid="006c5179"/>
    </style:style>
    <style:style style:name="P36" style:family="paragraph" style:parent-style-name="Standard">
      <style:text-properties fo:font-size="12pt" officeooo:rsid="005ac8a2" officeooo:paragraph-rsid="005ac8a2"/>
    </style:style>
    <style:style style:name="P37" style:family="paragraph" style:parent-style-name="Standard">
      <style:text-properties fo:font-size="12pt" officeooo:rsid="006c1cd2" officeooo:paragraph-rsid="006c5179"/>
    </style:style>
    <style:style style:name="P38" style:family="paragraph" style:parent-style-name="Standard">
      <style:text-properties fo:font-size="12pt" officeooo:rsid="0041d094" officeooo:paragraph-rsid="0041d094"/>
    </style:style>
    <style:style style:name="P39" style:family="paragraph" style:parent-style-name="Standard">
      <style:text-properties fo:font-size="12pt" officeooo:rsid="0041d094" officeooo:paragraph-rsid="006d4ad1"/>
    </style:style>
    <style:style style:name="P40" style:family="paragraph" style:parent-style-name="Standard">
      <style:text-properties fo:font-size="12pt" officeooo:rsid="0041d094" officeooo:paragraph-rsid="008018ba"/>
    </style:style>
    <style:style style:name="P41" style:family="paragraph" style:parent-style-name="Standard">
      <style:text-properties fo:font-size="12pt" officeooo:rsid="0041d094" officeooo:paragraph-rsid="00818d69"/>
    </style:style>
    <style:style style:name="P42" style:family="paragraph" style:parent-style-name="Standard">
      <style:text-properties fo:font-size="12pt" officeooo:rsid="0042a6de" officeooo:paragraph-rsid="0042a6de"/>
    </style:style>
    <style:style style:name="P43" style:family="paragraph" style:parent-style-name="Standard">
      <style:text-properties fo:font-size="12pt" officeooo:rsid="0042a6de" officeooo:paragraph-rsid="008018ba"/>
    </style:style>
    <style:style style:name="P44" style:family="paragraph" style:parent-style-name="Standard">
      <style:text-properties fo:font-size="12pt" officeooo:rsid="0044d123" officeooo:paragraph-rsid="0044d123"/>
    </style:style>
    <style:style style:name="P45" style:family="paragraph" style:parent-style-name="Standard">
      <style:text-properties fo:font-size="12pt" officeooo:rsid="0046717c" officeooo:paragraph-rsid="0046717c"/>
    </style:style>
    <style:style style:name="P46" style:family="paragraph" style:parent-style-name="Standard">
      <style:text-properties fo:font-size="12pt" officeooo:rsid="0046717c" officeooo:paragraph-rsid="00818d69"/>
    </style:style>
    <style:style style:name="P47" style:family="paragraph" style:parent-style-name="Standard">
      <style:text-properties fo:font-size="12pt" officeooo:rsid="003fe366" officeooo:paragraph-rsid="003fe366"/>
    </style:style>
    <style:style style:name="P48" style:family="paragraph" style:parent-style-name="Standard">
      <style:text-properties fo:font-size="12pt" officeooo:rsid="003fe366" officeooo:paragraph-rsid="006bb827"/>
    </style:style>
    <style:style style:name="P49" style:family="paragraph" style:parent-style-name="Standard">
      <style:text-properties fo:font-size="12pt" officeooo:rsid="003fe366" officeooo:paragraph-rsid="00818d69"/>
    </style:style>
    <style:style style:name="P50" style:family="paragraph" style:parent-style-name="Standard">
      <style:text-properties fo:font-size="12pt" officeooo:rsid="0040764a" officeooo:paragraph-rsid="0040764a"/>
    </style:style>
    <style:style style:name="P51" style:family="paragraph" style:parent-style-name="Standard">
      <style:text-properties fo:font-size="12pt" officeooo:rsid="0041b01c" officeooo:paragraph-rsid="0041b01c"/>
    </style:style>
    <style:style style:name="P52" style:family="paragraph" style:parent-style-name="Standard">
      <style:text-properties fo:font-size="12pt" officeooo:rsid="0019bc27" officeooo:paragraph-rsid="004730ee"/>
    </style:style>
    <style:style style:name="P53" style:family="paragraph" style:parent-style-name="Standard">
      <style:text-properties fo:font-size="12pt" officeooo:rsid="0019bc27" officeooo:paragraph-rsid="00818d69"/>
    </style:style>
    <style:style style:name="P54" style:family="paragraph" style:parent-style-name="Standard">
      <style:text-properties fo:font-size="12pt" officeooo:rsid="004730ee" officeooo:paragraph-rsid="006bb827"/>
    </style:style>
    <style:style style:name="P55" style:family="paragraph" style:parent-style-name="Standard">
      <style:text-properties fo:font-size="12pt" officeooo:rsid="004730ee" officeooo:paragraph-rsid="00818d69"/>
    </style:style>
    <style:style style:name="P56" style:family="paragraph" style:parent-style-name="Standard">
      <style:text-properties fo:font-size="12pt" officeooo:rsid="00340ec5" officeooo:paragraph-rsid="00340ec5"/>
    </style:style>
    <style:style style:name="P57" style:family="paragraph" style:parent-style-name="Standard">
      <style:text-properties fo:font-size="12pt" officeooo:rsid="00340ec5" officeooo:paragraph-rsid="006b15e4"/>
    </style:style>
    <style:style style:name="P58" style:family="paragraph" style:parent-style-name="Standard">
      <style:text-properties fo:font-size="12pt" officeooo:rsid="00340ec5" officeooo:paragraph-rsid="00818d69"/>
    </style:style>
    <style:style style:name="P59" style:family="paragraph" style:parent-style-name="Standard">
      <style:text-properties fo:font-size="12pt" officeooo:rsid="004a56c1" officeooo:paragraph-rsid="006f9058"/>
    </style:style>
    <style:style style:name="P60" style:family="paragraph" style:parent-style-name="Standard">
      <style:text-properties fo:font-size="12pt" officeooo:rsid="004a56c1" officeooo:paragraph-rsid="00818d69"/>
    </style:style>
    <style:style style:name="P61" style:family="paragraph" style:parent-style-name="Standard">
      <style:text-properties fo:font-size="12pt" officeooo:rsid="0061caa0" officeooo:paragraph-rsid="0061caa0"/>
    </style:style>
    <style:style style:name="P62" style:family="paragraph" style:parent-style-name="Standard">
      <style:text-properties fo:font-size="12pt" officeooo:rsid="0061caa0" officeooo:paragraph-rsid="00631c42"/>
    </style:style>
    <style:style style:name="P63" style:family="paragraph" style:parent-style-name="Standard">
      <style:text-properties fo:font-size="12pt" officeooo:rsid="0061caa0" officeooo:paragraph-rsid="0063f0b2"/>
    </style:style>
    <style:style style:name="P64" style:family="paragraph" style:parent-style-name="Standard">
      <style:text-properties fo:font-size="12pt" officeooo:rsid="0061caa0" officeooo:paragraph-rsid="00818d69"/>
    </style:style>
    <style:style style:name="P65" style:family="paragraph" style:parent-style-name="Standard">
      <style:text-properties fo:font-size="12pt" officeooo:rsid="006f0dfb" officeooo:paragraph-rsid="006f0dfb"/>
    </style:style>
    <style:style style:name="P66" style:family="paragraph" style:parent-style-name="Standard">
      <style:text-properties fo:font-size="12pt" officeooo:rsid="006f0dfb" officeooo:paragraph-rsid="00818d69"/>
    </style:style>
    <style:style style:name="P67" style:family="paragraph" style:parent-style-name="Standard">
      <style:text-properties fo:font-size="12pt" officeooo:rsid="006f0dfb" officeooo:paragraph-rsid="00828e10"/>
    </style:style>
    <style:style style:name="P68" style:family="paragraph" style:parent-style-name="Standard">
      <style:text-properties fo:font-size="12pt" officeooo:rsid="006f0dfb" officeooo:paragraph-rsid="00838675"/>
    </style:style>
    <style:style style:name="P69" style:family="paragraph" style:parent-style-name="Standard">
      <style:text-properties fo:font-size="12pt" officeooo:rsid="003d7ae3" officeooo:paragraph-rsid="006db60f"/>
    </style:style>
    <style:style style:name="P70" style:family="paragraph" style:parent-style-name="Standard">
      <style:text-properties fo:font-size="12pt" officeooo:paragraph-rsid="00796844"/>
    </style:style>
    <style:style style:name="P71" style:family="paragraph" style:parent-style-name="Standard">
      <style:text-properties fo:font-size="12pt" officeooo:rsid="00796844" officeooo:paragraph-rsid="00796844"/>
    </style:style>
    <style:style style:name="P72" style:family="paragraph" style:parent-style-name="Standard">
      <style:text-properties fo:font-size="12pt" officeooo:rsid="00796844" officeooo:paragraph-rsid="007ddc60"/>
    </style:style>
    <style:style style:name="P73" style:family="paragraph" style:parent-style-name="Standard">
      <style:text-properties fo:font-size="12pt" officeooo:rsid="007ab8d5" officeooo:paragraph-rsid="007ab8d5"/>
    </style:style>
    <style:style style:name="P74" style:family="paragraph" style:parent-style-name="Standard">
      <style:text-properties fo:font-size="12pt" officeooo:paragraph-rsid="007ab8d5"/>
    </style:style>
    <style:style style:name="P75" style:family="paragraph" style:parent-style-name="Standard">
      <style:text-properties fo:font-size="12pt" officeooo:rsid="007b4fa0" officeooo:paragraph-rsid="007b4fa0"/>
    </style:style>
    <style:style style:name="P76" style:family="paragraph" style:parent-style-name="Standard">
      <style:text-properties fo:font-size="12pt" officeooo:rsid="007bfb99" officeooo:paragraph-rsid="007bfb99"/>
    </style:style>
    <style:style style:name="P77" style:family="paragraph" style:parent-style-name="Standard">
      <style:text-properties fo:font-size="12pt" officeooo:rsid="007bfb99" officeooo:paragraph-rsid="007ddc60"/>
    </style:style>
    <style:style style:name="P78" style:family="paragraph" style:parent-style-name="Standard">
      <style:text-properties fo:font-size="12pt" officeooo:rsid="002b875b" officeooo:paragraph-rsid="007bbb33"/>
    </style:style>
    <style:style style:name="P79" style:family="paragraph" style:parent-style-name="Standard">
      <style:text-properties fo:font-size="12pt" officeooo:paragraph-rsid="007bbb33"/>
    </style:style>
    <style:style style:name="P80" style:family="paragraph" style:parent-style-name="Standard">
      <style:text-properties fo:font-size="12pt" officeooo:rsid="002ac93d" officeooo:paragraph-rsid="007bbb33"/>
    </style:style>
    <style:style style:name="P81" style:family="paragraph" style:parent-style-name="Standard">
      <style:text-properties fo:font-size="12pt" officeooo:rsid="002ce214" officeooo:paragraph-rsid="007bbb33"/>
    </style:style>
    <style:style style:name="P82" style:family="paragraph" style:parent-style-name="Standard">
      <style:text-properties fo:font-size="12pt" officeooo:paragraph-rsid="007ddc60"/>
    </style:style>
    <style:style style:name="P83" style:family="paragraph" style:parent-style-name="Standard">
      <style:text-properties fo:font-size="12pt" fo:font-weight="normal" officeooo:rsid="0013c119" officeooo:paragraph-rsid="007bfb99" style:font-weight-asian="normal"/>
    </style:style>
    <style:style style:name="P84" style:family="paragraph" style:parent-style-name="Standard">
      <style:text-properties officeooo:paragraph-rsid="007bbb33"/>
    </style:style>
    <style:style style:name="P85" style:family="paragraph" style:parent-style-name="Standard">
      <style:paragraph-properties fo:margin-left="0.2362in" fo:margin-right="0in" fo:text-indent="-0.2362in" style:auto-text-indent="false"/>
      <style:text-properties fo:font-size="12pt" officeooo:rsid="007bfb99" officeooo:paragraph-rsid="007bfb99"/>
    </style:style>
    <style:style style:name="P86" style:family="paragraph" style:parent-style-name="Standard">
      <style:paragraph-properties fo:margin-left="0.2362in" fo:margin-right="0in" fo:text-indent="-0.2362in" style:auto-text-indent="false"/>
      <style:text-properties fo:font-size="12pt" fo:font-weight="normal" style:font-weight-asian="normal"/>
    </style:style>
    <style:style style:name="P87" style:family="paragraph" style:parent-style-name="Standard">
      <style:paragraph-properties fo:margin-left="0.2362in" fo:margin-right="0in" fo:text-indent="-0.2362in" style:auto-text-indent="false"/>
      <style:text-properties fo:font-size="12pt" fo:font-weight="normal" officeooo:rsid="007bfb99" officeooo:paragraph-rsid="007bfb99" style:font-weight-asian="normal"/>
    </style:style>
    <style:style style:name="P88" style:family="paragraph" style:parent-style-name="Standard">
      <style:paragraph-properties fo:margin-left="0.2362in" fo:margin-right="0in" fo:text-indent="-0.2362in" style:auto-text-indent="false"/>
      <style:text-properties fo:font-size="12pt" fo:font-weight="normal" officeooo:rsid="003ba0d8" officeooo:paragraph-rsid="007f12bd" style:font-weight-asian="normal"/>
    </style:style>
    <style:style style:name="P89" style:family="paragraph" style:parent-style-name="Standard">
      <style:paragraph-properties fo:margin-left="0.2362in" fo:margin-right="0in" fo:text-indent="-0.2362in" style:auto-text-indent="false"/>
      <style:text-properties fo:font-size="12pt" fo:font-weight="normal" officeooo:rsid="0044d123" officeooo:paragraph-rsid="00818d69" style:font-weight-asian="normal"/>
    </style:style>
    <style:style style:name="P90" style:family="paragraph" style:parent-style-name="Standard">
      <style:paragraph-properties fo:margin-left="0in" fo:margin-right="0in" fo:text-indent="0in" style:auto-text-indent="false"/>
      <style:text-properties fo:font-size="12pt" officeooo:rsid="007bfb99" officeooo:paragraph-rsid="007bfb99"/>
    </style:style>
    <style:style style:name="P91" style:family="paragraph" style:parent-style-name="Default_7e_LT_7e_Notizen">
      <style:text-properties fo:font-size="12pt" officeooo:rsid="0061caa0" officeooo:paragraph-rsid="00796844"/>
    </style:style>
    <style:style style:name="P92" style:family="paragraph" style:parent-style-name="Default_7e_LT_7e_Notizen">
      <style:text-properties fo:font-size="12pt" officeooo:rsid="00796844" officeooo:paragraph-rsid="00796844"/>
    </style:style>
    <style:style style:name="P93" style:family="paragraph" style:parent-style-name="Default_7e_LT_7e_Notizen">
      <style:text-properties fo:font-size="12pt" officeooo:rsid="007ab8d5" officeooo:paragraph-rsid="007ab8d5"/>
    </style:style>
    <style:style style:name="P94" style:family="paragraph" style:parent-style-name="Default_7e_LT_7e_Notizen">
      <style:text-properties fo:font-size="12pt" officeooo:rsid="007b4fa0" officeooo:paragraph-rsid="007b4fa0"/>
    </style:style>
    <style:style style:name="P95" style:family="paragraph" style:parent-style-name="Default_7e_LT_7e_Notizen">
      <style:text-properties fo:font-size="12pt" officeooo:rsid="007bfb99" officeooo:paragraph-rsid="007bfb99"/>
    </style:style>
    <style:style style:name="P96" style:family="paragraph" style:parent-style-name="Default_7e_LT_7e_Notizen">
      <style:text-properties fo:font-size="12pt" officeooo:rsid="007f12bd" officeooo:paragraph-rsid="007f12bd"/>
    </style:style>
    <style:style style:name="P97" style:family="paragraph" style:parent-style-name="Default_7e_LT_7e_Notizen">
      <style:paragraph-properties fo:margin-left="0.2362in" fo:margin-right="0in" fo:text-indent="-0.2362in" style:auto-text-indent="false"/>
      <style:text-properties fo:font-size="12pt"/>
    </style:style>
    <style:style style:name="P98" style:family="paragraph" style:parent-style-name="Default_7e_LT_7e_Notizen">
      <style:paragraph-properties fo:margin-left="0.2362in" fo:margin-right="0in" fo:text-indent="-0.2362in" style:auto-text-indent="false"/>
      <style:text-properties fo:font-size="12pt" fo:font-weight="normal" style:font-weight-asian="normal"/>
    </style:style>
    <style:style style:name="P99" style:family="paragraph" style:parent-style-name="Default_7e_LT_7e_Notizen">
      <style:paragraph-properties fo:margin-left="0.2362in" fo:margin-right="0in" fo:text-indent="-0.2362in" style:auto-text-indent="false"/>
      <style:text-properties fo:font-size="12pt" fo:font-weight="normal" officeooo:rsid="00796844" officeooo:paragraph-rsid="00796844" style:font-weight-asian="normal"/>
    </style:style>
    <style:style style:name="P100" style:family="paragraph" style:parent-style-name="Default_7e_LT_7e_Notizen">
      <style:paragraph-properties fo:margin-left="0.2362in" fo:margin-right="0in" fo:text-indent="-0.2362in" style:auto-text-indent="false"/>
      <style:text-properties fo:font-size="12pt" fo:font-weight="normal" officeooo:rsid="007bfb99" officeooo:paragraph-rsid="007bfb99" style:font-weight-asian="normal"/>
    </style:style>
    <style:style style:name="P101" style:family="paragraph" style:parent-style-name="Default_7e_LT_7e_Notizen">
      <style:paragraph-properties fo:margin-left="0.2362in" fo:margin-right="0in" fo:text-indent="-0.2362in" style:auto-text-indent="false"/>
      <style:text-properties fo:font-size="12pt" officeooo:paragraph-rsid="007bfb99"/>
    </style:style>
    <style:style style:name="P102" style:family="paragraph" style:parent-style-name="Default_7e_LT_7e_Notizen">
      <style:paragraph-properties fo:margin-left="0.2362in" fo:margin-right="0in" fo:text-indent="-0.2362in" style:auto-text-indent="false"/>
      <style:text-properties fo:font-size="12pt" officeooo:rsid="007bfb99" officeooo:paragraph-rsid="007bfb99"/>
    </style:style>
    <style:style style:name="P103" style:family="paragraph" style:parent-style-name="Default_7e_LT_7e_Notizen">
      <style:paragraph-properties fo:margin-left="0.2362in" fo:margin-right="0in" fo:text-indent="-0.2362in" style:auto-text-indent="false"/>
      <style:text-properties fo:font-size="12pt" officeooo:paragraph-rsid="00828e10"/>
    </style:style>
    <style:style style:name="P104" style:family="paragraph" style:parent-style-name="Default_7e_LT_7e_Notizen">
      <style:paragraph-properties fo:margin-left="0in" fo:margin-right="0in" fo:text-indent="0in" style:auto-text-indent="false"/>
      <style:text-properties fo:font-size="12pt" fo:font-weight="normal" style:font-weight-asian="normal"/>
    </style:style>
    <style:style style:name="T1" style:family="text">
      <style:text-properties officeooo:rsid="0015df4f"/>
    </style:style>
    <style:style style:name="T2" style:family="text">
      <style:text-properties officeooo:rsid="00361e4c"/>
    </style:style>
    <style:style style:name="T3" style:family="text">
      <style:text-properties officeooo:rsid="0038cc44"/>
    </style:style>
    <style:style style:name="T4" style:family="text">
      <style:text-properties officeooo:rsid="003a9bb6"/>
    </style:style>
    <style:style style:name="T5" style:family="text">
      <style:text-properties officeooo:rsid="003d7ae3"/>
    </style:style>
    <style:style style:name="T6" style:family="text">
      <style:text-properties officeooo:rsid="0046a2d4"/>
    </style:style>
    <style:style style:name="T7" style:family="text">
      <style:text-properties officeooo:rsid="00485c19"/>
    </style:style>
    <style:style style:name="T8" style:family="text">
      <style:text-properties officeooo:rsid="0049c4ec"/>
    </style:style>
    <style:style style:name="T9" style:family="text">
      <style:text-properties officeooo:rsid="004a56c1"/>
    </style:style>
    <style:style style:name="T10" style:family="text">
      <style:text-properties officeooo:rsid="004ce0a4"/>
    </style:style>
    <style:style style:name="T11" style:family="text">
      <style:text-properties officeooo:rsid="0050e61b"/>
    </style:style>
    <style:style style:name="T12" style:family="text">
      <style:text-properties officeooo:rsid="0055ce3e"/>
    </style:style>
    <style:style style:name="T13" style:family="text">
      <style:text-properties officeooo:rsid="0057ff39"/>
    </style:style>
    <style:style style:name="T14" style:family="text">
      <style:text-properties officeooo:rsid="00602959"/>
    </style:style>
    <style:style style:name="T15" style:family="text">
      <style:text-properties officeooo:rsid="006aee6d"/>
    </style:style>
    <style:style style:name="T16" style:family="text">
      <style:text-properties officeooo:rsid="006c5179"/>
    </style:style>
    <style:style style:name="T17" style:family="text">
      <style:text-properties style:font-name="Liberation Sans1"/>
    </style:style>
    <style:style style:name="T18" style:family="text">
      <style:text-properties style:font-name="Liberation Sans1" fo:font-weight="normal" style:font-weight-asian="normal"/>
    </style:style>
    <style:style style:name="T19" style:family="text">
      <style:text-properties style:font-name="Liberation Sans1" fo:font-weight="normal" officeooo:rsid="00818d69" style:font-weight-asian="normal"/>
    </style:style>
    <style:style style:name="T20" style:family="text">
      <style:text-properties style:font-name="Liberation Sans1" officeooo:rsid="00796844"/>
    </style:style>
    <style:style style:name="T21" style:family="text">
      <style:text-properties style:font-name="Liberation Sans1" fo:font-size="12pt" fo:font-weight="normal" style:font-weight-asian="normal"/>
    </style:style>
    <style:style style:name="T22" style:family="text">
      <style:text-properties fo:font-weight="normal" style:font-weight-asian="normal"/>
    </style:style>
    <style:style style:name="T23" style:family="text">
      <style:text-properties fo:font-weight="normal" officeooo:rsid="007bfb99" style:font-weight-asian="normal"/>
    </style:style>
    <style:style style:name="T24" style:family="text">
      <style:text-properties officeooo:rsid="00796844"/>
    </style:style>
    <style:style style:name="T25" style:family="text">
      <style:text-properties officeooo:rsid="007ab8d5"/>
    </style:style>
    <style:style style:name="T26" style:family="text">
      <style:text-properties officeooo:rsid="007b4fa0"/>
    </style:style>
    <style:style style:name="T27" style:family="text">
      <style:text-properties officeooo:rsid="002ecff2"/>
    </style:style>
    <style:style style:name="T28" style:family="text">
      <style:text-properties fo:font-variant="normal" fo:text-transform="none" fo:color="#242729" style:font-name="Arial" fo:font-size="12pt" fo:letter-spacing="normal" fo:font-style="normal" fo:font-weight="normal"/>
    </style:style>
    <style:style style:name="T29" style:family="text">
      <style:text-properties fo:font-variant="normal" fo:text-transform="none" fo:color="#242729" style:font-name="Consolas" fo:font-size="12pt" fo:letter-spacing="normal" fo:font-style="normal" fo:font-weight="normal" fo:background-color="#eff0f1" loext:char-shading-value="0" loext:padding="0in" loext:border="none"/>
    </style:style>
    <style:style style:name="T30" style:family="text">
      <style:text-properties officeooo:rsid="0033b9d8"/>
    </style:style>
    <style:style style:name="T31" style:family="text">
      <style:text-properties officeooo:rsid="002ce214"/>
    </style:style>
    <style:style style:name="T32" style:family="text">
      <style:text-properties fo:font-size="12pt" officeooo:rsid="007bbb33"/>
    </style:style>
    <style:style style:name="T33" style:family="text">
      <style:text-properties fo:font-size="12pt" officeooo:rsid="0025215b"/>
    </style:style>
    <style:style style:name="T34" style:family="text">
      <style:text-properties fo:font-size="12pt" officeooo:rsid="00564276"/>
    </style:style>
    <style:style style:name="T35" style:family="text">
      <style:text-properties fo:font-size="12pt" fo:font-weight="normal" style:font-weight-asian="normal"/>
    </style:style>
    <style:style style:name="T36" style:family="text">
      <style:text-properties officeooo:rsid="007bbb33"/>
    </style:style>
    <style:style style:name="T37" style:family="text">
      <style:text-properties officeooo:rsid="007f12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tivate people to hang out and learn – <text:span text:style-name="T1">learning ruby with live app, coworking</text:span></text:p>
      <text:p text:style-name="P7">Moral: dev not about soln to uploading pictures or signing up. It’s about soln to <text:span text:style-name="T3">biz, to degenerating society, to people’s lives</text:span></text:p>
      <text:p text:style-name="P8"/>
      <text:p text:style-name="P8"/>
      <text:p text:style-name="P63"/>
      <text:p text:style-name="P91"><text:span text:style-name="T20">1. Romy</text:span></text:p>
      <text:p text:style-name="P91"><text:span text:style-name="T17">How did everyone learn Ruby?</text:span></text:p>
      <text:p text:style-name="P62"/>
      <text:p text:style-name="P62"/>
      <text:p text:style-name="P10">BRAINSTORM</text:p>
      <text:p text:style-name="P82"><text:span text:style-name="T24">2. Brainstorm, platform, learning community</text:span></text:p>
      <text:p text:style-name="P70"><text:span text:style-name="T17">Context for brainstorm:</text:span></text:p>
      <text:p text:style-name="P98"/>
      <text:p text:style-name="P97"><text:span text:style-name="T17">When people ask how long I’ve been working on </text:span>CrowdPublish.TV, I often say since 1975. </text:p>
      <text:p text:style-name="P98"/>
      <text:p text:style-name="P97"><text:span text:style-name="T17">I thought the next thing you learned after how to read </text:span>books was how to write books. </text:p>
      <text:p text:style-name="P98"/>
      <text:p text:style-name="P97"><text:span text:style-name="T17">Disappointed when I got to kindergarten and the other </text:span>kids didn’t know alphabet.</text:p>
      <text:p text:style-name="P98"/>
      <text:p text:style-name="P97"><text:span text:style-name="T17">So I decided I had to teach myself </text:span></text:p>
      <text:p text:style-name="P97"><text:span text:style-name="T17">(with all the resources I had – pencils, paper, crayons)</text:span></text:p>
      <text:p text:style-name="P97"><text:span text:style-name="T17">Also taught self multiplication</text:span></text:p>
      <text:p text:style-name="P98"/>
      <text:p text:style-name="P98"/>
      <text:p text:style-name="P99">3. Dilbert</text:p>
      <text:p text:style-name="P92"><text:span text:style-name="T17">Dad got a TRS80 when I was 9. I learned Basic from his community </text:span>college book. </text:p>
      <text:p text:style-name="P97"><text:span text:style-name="T17">It was mostly typing characters. Didnt have context to solve hw</text:span></text:p>
      <text:p text:style-name="P97"><text:span text:style-name="T17">Dad showed me for next, do loop, if. I made up program with print.</text:span></text:p>
      <text:p text:style-name="P97"><text:span text:style-name="T17">But I had no context for what else could be done with programming</text:span></text:p>
      <text:p text:style-name="P98"/>
      <text:p text:style-name="P97"><text:span text:style-name="T17">Yet in 8th grade still programmer: Don’t you want to work w/ people</text:span></text:p>
      <text:p text:style-name="P97"><text:span text:style-name="T17">By high school I had been taught to learn to hate writing</text:span></text:p>
      <text:p text:style-name="P97"><text:span text:style-name="T17">Math kid, physics and calc teachers recommended engineering. No </text:span>engineering context. Sewer. I was signed up for chemistry, calc, programming</text:p>
      <text:p text:style-name="P98"/>
      <text:p text:style-name="P97"><text:span text:style-name="T17">Needed more stories (context) about women in tech. By grad, liked </text:span>writing, journals</text:p>
      <text:p text:style-name="P97"><text:span text:style-name="T17">Think tank tanking. Went to writers workshops – Your art, their biz. I </text:span>didnt want it to be their 1950s biz. </text:p>
      <text:p text:style-name="P97"><text:span text:style-name="T17">Took screenwriting class at AU – finally had context for stories</text:span></text:p>
      <text:p text:style-name="P98"/>
      <text:p text:style-name="P97"><text:span text:style-name="T17">So when I went to meeting where Biz Stone spoke, sat there </text:span>thinking twitter is dumb, I could do something better. </text:p>
      <text:p text:style-name="P97"><text:span text:style-name="T17">Something to solve 1950s predatory biz not just for me but scalable </text:span>for other authors.</text:p>
      <text:p text:style-name="P97"><text:span text:style-name="T17">Finally my Answer to “What kind of business are you in”</text:span></text:p>
      <text:p text:style-name="P71"/>
      <text:p text:style-name="P71"/>
      <text:p text:style-name="P12">RUBY PLATFORM</text:p>
      <text:p text:style-name="P72">4. <text:span text:style-name="T25">Build a Platform</text:span></text:p>
      <text:p text:style-name="P73">Lots of resources</text:p>
      <text:p text:style-name="P73"/>
      <text:p text:style-name="P93"><text:soft-page-break/><text:span text:style-name="T17">Decided to build.</text:span></text:p>
      <text:p text:style-name="P98"/>
      <text:p text:style-name="P97"><text:span text:style-name="T17">Shortly before this I went to social media meetup, met </text:span>someone actually building a (30 yr old frat boy, no context, what biz are you in) platform</text:p>
      <text:p text:style-name="P98"/>
      <text:p text:style-name="P97"><text:span text:style-name="T17">Had to decide language- open source resources, went to a meetup, found out about Hartl</text:span></text:p>
      <text:p text:style-name="P98"/>
      <text:p text:style-name="P97"><text:span text:style-name="T17">Michael Hartl: microposts = books</text:span></text:p>
      <text:p text:style-name="P98"/>
      <text:p text:style-name="P98"/>
      <text:p text:style-name="P74"><text:span text:style-name="T25">5. </text:span><text:span text:style-name="T17">db design: based on features </text:span></text:p>
      <text:p text:style-name="P98"/>
      <text:p text:style-name="P97"><text:span text:style-name="T17">throwing things at the wall &amp; seeing what sticks</text:span></text:p>
      <text:p text:style-name="P98"/>
      <text:p text:style-name="P97"><text:span text:style-name="T17">Interactive TV</text:span></text:p>
      <text:p text:style-name="P97"><text:span text:style-name="T18"/></text:p>
      <text:p text:style-name="P97"><text:span text:style-name="T18"/></text:p>
      <text:p text:style-name="P97"><text:span text:style-name="T18"/></text:p>
      <text:p text:style-name="P73">6. <text:span text:style-name="T26">Homers page</text:span></text:p>
      <text:p text:style-name="P96"><text:span text:style-name="T17">People want to be able to make this</text:span></text:p>
      <text:p text:style-name="P73"/>
      <text:p text:style-name="P73"/>
      <text:p text:style-name="P75">7. Gems</text:p>
      <text:p text:style-name="P94"><text:span text:style-name="T17">gems to solve a bug in Hartl tutorial</text:span>also helpful for password reset</text:p>
      <text:p text:style-name="P98"/>
      <text:p text:style-name="P97"><text:span text:style-name="T17">Upload pics </text:span></text:p>
      <text:p text:style-name="P98"/>
      <text:p text:style-name="P97"><text:span text:style-name="T17">Take people’s money </text:span></text:p>
      <text:p text:style-name="P98"/>
      <text:p text:style-name="P97"><text:span text:style-name="T17">Organize my bad design</text:span></text:p>
      <text:p text:style-name="P98"/>
      <text:p text:style-name="P97"><text:span text:style-name="T17">Make better urls for user pages</text:span></text:p>
      <text:p text:style-name="P98"/>
      <text:p text:style-name="P97"><text:span text:style-name="T17">Help writers find nearby writer groups</text:span></text:p>
      <text:p text:style-name="P75"/>
      <text:p text:style-name="P75"/>
      <text:p text:style-name="P75">8. <text:span text:style-name="T5">debug: Since I didnt have people sitting next to me to ask, stackoverflow</text:span></text:p>
      <text:p text:style-name="P78">- User signed out on Heroku after editing profile - using signin from Hartl railstutorial: soln: use Devise</text:p>
      <text:p text:style-name="P78"/>
      <text:p text:style-name="P78"><text:span text:style-name="T36">9. Invalid route name: 'users/:columnname_index' - Can't rollback, change column name, nor display some pages. Soln: remove the multiple devise_for routes auto-generated by Devise</text:span></text:p>
      <text:p text:style-name="P79"/>
      <text:p text:style-name="P84"><text:span text:style-name="T32">10. Stripe: error messages when Creating a Customer &amp;/or Charge - Ruby on Rails White space, </text:span><text:span text:style-name="T28">Since jQuery 1.6 you should use prop() method to set boolean attributes: '$('input[type=submit]').prop('disabled', true)</text:span><text:span text:style-name="Source_20_Text"><text:span text:style-name="T29">.</text:span></text:span></text:p>
      <text:p text:style-name="P80"/>
      <text:p text:style-name="P80"><text:span text:style-name="T36">11.</text:span> Fog::Storage::Rackspace::NotFound error when using Carrierwave to upload to Rackspace. <text:span text:style-name="T30">Soln: wait for gem to improve</text:span></text:p>
      <text:p text:style-name="P4"/>
      <text:p text:style-name="P4"><text:span text:style-name="T36">12.</text:span> <text:span text:style-name="T31">Is request.location in geocoder rails gem too slow for heroku? Soln: get rid of it until better gem</text:span></text:p>
      <text:p text:style-name="P4"/>
      <text:p text:style-name="P4"><text:soft-page-break/><text:span text:style-name="T36">13.</text:span> <text:span text:style-name="T27">URL Permalinks for pages AND users (similar to facebook) for Rails4. Friendly_id? Soln: Groups/permalk</text:span></text:p>
      <text:p text:style-name="P81"/>
      <text:p text:style-name="P81"><text:span text:style-name="T36">14.</text:span> Net::SMTPAuthenticationError in Devise::PasswordsController#create Username and Password not accepted - google</text:p>
      <text:p text:style-name="P4"/>
      <text:p text:style-name="P76">15. DB as in use – <text:span text:style-name="T37">show me the $</text:span></text:p>
      <text:p text:style-name="P76"/>
      <text:p text:style-name="P76"/>
      <text:p text:style-name="P24">LEARNING COMMUNITY</text:p>
      <text:p text:style-name="P77">16. Learning community</text:p>
      <text:p text:style-name="P95"><text:span text:style-name="T17">Learn history passively listening, math by thinking </text:span>along, programming by doing. </text:p>
      <text:p text:style-name="P97"><text:span text:style-name="T17">Can’t solve with the prof. Have to try it yourself. </text:span></text:p>
      <text:p text:style-name="P98"/>
      <text:p text:style-name="P97"><text:span text:style-name="T17">Hartl – lonely, no feedback, toy app</text:span></text:p>
      <text:p text:style-name="P97"><text:span text:style-name="T17">Rails Girls – not ongoing, toy app, no prerequisites</text:span></text:p>
      <text:p text:style-name="P97"><text:span text:style-name="T17">Bootcamps – toy app</text:span></text:p>
      <text:p text:style-name="P97"><text:span text:style-name="T17">GMU- serious prerequisites. Problem with class is </text:span>passivity, once a week</text:p>
      <text:p text:style-name="P97"><text:span text:style-name="T17">Hangouts – Not invested</text:span></text:p>
      <text:p text:style-name="P97"><text:span text:style-name="T17">3 guys in a room – toy app</text:span></text:p>
      <text:p text:style-name="P76"/>
      <text:p text:style-name="P76"/>
      <text:p text:style-name="P76">17. Dilbert – Start with technical debt</text:p>
      <text:p text:style-name="P95"><text:span text:style-name="T17">When dev on own, no Tests. Not really sure going to </text:span>keep those features.</text:p>
      <text:p text:style-name="P97"><text:span text:style-name="T17">Start with Do Views Load</text:span></text:p>
      <text:p text:style-name="P97"><text:span text:style-name="T17">Then Brigden finds problems with error messages</text:span></text:p>
      <text:p text:style-name="P76"/>
      <text:p text:style-name="P76"/>
      <text:p text:style-name="P76">18. purch.yml</text:p>
      <text:p text:style-name="P95"><text:span text:style-name="T17">Lessons interspersed with doing code, self-paced </text:span></text:p>
      <text:p text:style-name="P98"/>
      <text:p text:style-name="P97"><text:span text:style-name="T17">Minitest with fixtures </text:span></text:p>
      <text:p text:style-name="P98"/>
      <text:p text:style-name="P97"><text:span text:style-name="T17">Some code works in fixtures but </text:span></text:p>
      <text:p text:style-name="P97"><text:span text:style-name="T17">order-dependent code does not</text:span></text:p>
      <text:p text:style-name="P98"/>
      <text:p text:style-name="P97"><text:span text:style-name="T17">Who knows why code for author_id bad?</text:span></text:p>
      <text:p text:style-name="P97"><text:span text:style-name="T17">(Tables loaded in order. Users table is empty.)</text:span></text:p>
      <text:p text:style-name="P98"/>
      <text:p text:style-name="P97"><text:span text:style-name="T17">Notice we don’t have id: integer in the fixture – automatically generated (10 digits though)</text:span></text:p>
      <text:p text:style-name="P104"/>
      <text:p text:style-name="P98"/>
      <text:p text:style-name="P97"><text:span text:style-name="T17">Who can spot nonsense in this fixture</text:span></text:p>
      <text:p text:style-name="P98"/>
      <text:p text:style-name="P89"/>
      <text:p text:style-name="P101"><text:span text:style-name="T23">19. </text:span><text:span text:style-name="T17">Even though we assigned id in users.yml, minitest autogenerates a 9 digit key id</text:span></text:p>
      <text:p text:style-name="P98"/>
      <text:p text:style-name="P97"><text:span text:style-name="T17">When purchases fixture is given key by fixture name, user_id is given the 9 digit key instead of the integer of id in the users fixture</text:span></text:p>
      <text:p text:style-name="P97"><text:span text:style-name="T18"/></text:p>
      <text:p text:style-name="P97"><text:span text:style-name="T18"/></text:p>
      <text:p text:style-name="P102"><text:soft-page-break/><text:span text:style-name="T18">20. Fixtures</text:span></text:p>
      <text:p text:style-name="P102"><text:span text:style-name="T18">We didn</text:span><text:span text:style-name="T17">’t assign a value to id in books.yml, so we leave the name of the fixture here for the books key</text:span></text:p>
      <text:p text:style-name="P98"/>
      <text:p text:style-name="P97"><text:span text:style-name="T17">Who can spot another bug in this fixture</text:span></text:p>
      <text:p text:style-name="P98"/>
      <text:p text:style-name="P97"><text:span text:style-name="T17">Lessons interspersed with doing code, self-paced </text:span></text:p>
      <text:p text:style-name="P85"><text:span text:style-name="T18"/></text:p>
      <text:p text:style-name="P85"><text:span text:style-name="T18"/></text:p>
      <text:p text:style-name="P85"><text:span text:style-name="T18">21. Team</text:span></text:p>
      <text:p text:style-name="P102"><text:span text:style-name="T18">Michelle persistent</text:span></text:p>
      <text:p text:style-name="P97"><text:span text:style-name="T17">Brigden sees a problem and fixes it </text:span></text:p>
      <text:p text:style-name="P97"><text:span text:style-name="T17">Pierce helps find market</text:span></text:p>
      <text:p text:style-name="P98"/>
      <text:p text:style-name="P97"><text:span text:style-name="T17">We don’t take everyone. No set prerequisites but need to have </text:span>some programming experience and show problem solving skills. <text:s/></text:p>
      <text:p text:style-name="P97"><text:span text:style-name="T17">Not an internship until harassed by someone 3 times age. In my </text:span>experience.</text:p>
      <text:p text:style-name="P98"/>
      <text:p text:style-name="P97"><text:span text:style-name="T17">Important to have learning community with co-working – can learn </text:span>by self but do you want to</text:p>
      <text:p text:style-name="P85"><text:span text:style-name="T18"/></text:p>
      <text:p text:style-name="P49"/>
      <text:p text:style-name="P85"><text:span text:style-name="T18">22. Learning exercise without purpose is bunch of typing</text:span></text:p>
      <text:p text:style-name="P102"><text:span text:style-name="T18">Why do you need a community &amp; context? </text:span><text:span text:style-name="T19">Feedback</text:span></text:p>
      <text:p text:style-name="P103"><text:span text:style-name="T17">Answer each others’ questions – getting postgres working, </text:span>evaluating resources to read</text:p>
      <text:p text:style-name="P103"><text:span text:style-name="T21"/></text:p>
      <text:p text:style-name="P103"><text:span text:style-name="T17">You’re not Lisa Schaefer</text:span></text:p>
      <text:p text:style-name="P97"><text:span text:style-name="T17">- Though I wouldn’t have been able to teach myself 25 </text:span>years ago <text:s/></text:p>
      <text:p text:style-name="P98"/>
      <text:p text:style-name="P97"><text:span text:style-name="T17">I didn’t have </text:span></text:p>
      <text:p text:style-name="P97"><text:span text:style-name="T17">- the experience to have the context.</text:span></text:p>
      <text:p text:style-name="P97"><text:span text:style-name="T17">- now we have open source resources</text:span></text:p>
      <text:p text:style-name="P98"/>
      <text:p text:style-name="P97"><text:span text:style-name="T17">Without a Purpose you’re just a kid sitting at a TRS80 </text:span>pasting someone else’s typing</text:p>
      <text:p text:style-name="P97"><text:span text:style-name="T17">A 30 year old frat chick without substance</text:span></text:p>
      <text:p text:style-name="P90"><text:span text:style-name="T18"/></text:p>
      <text:p text:style-name="P98"/>
      <text:p text:style-name="P87">23. Context crucial – change world</text:p>
      <text:p text:style-name="P100"><text:span text:style-name="T17">Purpose Important not because it gives a reason to </text:span>solve carrierwave or stripe, but because soln to predatory author biz, glorify lowbrow</text:p>
      <text:p text:style-name="P98"/>
      <text:p text:style-name="P97"><text:span text:style-name="T17">Had a Brainstorm, platform, learning community</text:span></text:p>
      <text:p text:style-name="P97"><text:span text:style-name="T17">- Platform was to serve the brainstorm – predatory biz, </text:span>lack of role models</text:p>
      <text:p text:style-name="P97"><text:span text:style-name="T17">- Platform to serve the learning community – growing </text:span>future engineers so we have people to solve future brainstorms</text:p>
      <text:p text:style-name="P87"/>
      <text:p text:style-name="P87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urce_20_Text" style:display-name="Source Text" style:family="paragraph" style:default-outline-level="">
      <style:paragraph-properties fo:text-align="start" style:justify-single-word="false" fo:orphans="2" fo:widows="2" style:writing-mode="lr-tb"/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209in" fo:margin-bottom="0.4791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3:21:04.200566528</meta:creation-date>
    <dc:date>2018-07-30T12:11:02.217510528</dc:date>
    <meta:editing-duration>P5DT5H45M12S</meta:editing-duration>
    <meta:editing-cycles>93</meta:editing-cycles>
    <meta:generator>LibreOffice/5.1.6.2$Linux_X86_64 LibreOffice_project/10m0$Build-2</meta:generator>
    <meta:print-date>2018-07-26T20:49:28.876554467</meta:print-date>
    <meta:document-statistic meta:table-count="0" meta:image-count="0" meta:object-count="0" meta:page-count="4" meta:paragraph-count="106" meta:word-count="1031" meta:character-count="6109" meta:non-whitespace-character-count="5146"/>
  </office:meta>
</office:document-meta>
</file>